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f744" officeooo:paragraph-rsid="001df744"/>
    </style:style>
    <style:style style:name="P2" style:family="paragraph" style:parent-style-name="Standard" style:list-style-name="L1">
      <style:text-properties officeooo:rsid="001df744" officeooo:paragraph-rsid="001df744"/>
    </style:style>
    <style:style style:name="P3" style:family="paragraph" style:parent-style-name="Standard" style:list-style-name="L1">
      <style:text-properties officeooo:rsid="001df744" officeooo:paragraph-rsid="0020d219"/>
    </style:style>
    <style:style style:name="P4" style:family="paragraph" style:parent-style-name="Standard" style:list-style-name="L1">
      <style:text-properties officeooo:rsid="0020d219" officeooo:paragraph-rsid="0020d219"/>
    </style:style>
    <style:style style:name="P5" style:family="paragraph" style:parent-style-name="Standard" style:list-style-name="L1">
      <style:text-properties officeooo:rsid="0020d219" officeooo:paragraph-rsid="00246ac1"/>
    </style:style>
    <style:style style:name="P6" style:family="paragraph" style:parent-style-name="Standard" style:list-style-name="L1">
      <style:text-properties officeooo:rsid="002f6faf" officeooo:paragraph-rsid="0020d219"/>
    </style:style>
    <style:style style:name="P7" style:family="paragraph" style:parent-style-name="Standard" style:list-style-name="L1">
      <style:text-properties officeooo:rsid="00246ac1" officeooo:paragraph-rsid="00246ac1"/>
    </style:style>
    <style:style style:name="P8" style:family="paragraph" style:parent-style-name="Standard" style:list-style-name="L1">
      <style:text-properties officeooo:rsid="00228d6c" officeooo:paragraph-rsid="00228d6c"/>
    </style:style>
    <style:style style:name="P9" style:family="paragraph" style:parent-style-name="Standard" style:list-style-name="L1">
      <style:text-properties officeooo:rsid="00228d6c" officeooo:paragraph-rsid="00246ac1"/>
    </style:style>
    <style:style style:name="P10" style:family="paragraph" style:parent-style-name="Standard" style:list-style-name="L1">
      <style:text-properties officeooo:rsid="00253905" officeooo:paragraph-rsid="00253905"/>
    </style:style>
    <style:style style:name="P11" style:family="paragraph" style:parent-style-name="Standard" style:list-style-name="L1">
      <style:text-properties officeooo:rsid="0026d55b" officeooo:paragraph-rsid="0026d55b"/>
    </style:style>
    <style:style style:name="P12" style:family="paragraph" style:parent-style-name="Standard" style:list-style-name="L1">
      <style:text-properties officeooo:rsid="002a45d3" officeooo:paragraph-rsid="002a45d3"/>
    </style:style>
    <style:style style:name="P13" style:family="paragraph" style:parent-style-name="Standard" style:list-style-name="L1">
      <style:text-properties officeooo:rsid="002b5de0" officeooo:paragraph-rsid="002b5de0"/>
    </style:style>
    <style:style style:name="P14" style:family="paragraph" style:parent-style-name="Standard" style:list-style-name="L1">
      <style:text-properties officeooo:rsid="002d18cb" officeooo:paragraph-rsid="002d18cb"/>
    </style:style>
    <style:style style:name="T1" style:family="text">
      <style:text-properties officeooo:rsid="0020d219"/>
    </style:style>
    <style:style style:name="T2" style:family="text">
      <style:text-properties officeooo:rsid="00246ac1"/>
    </style:style>
    <style:style style:name="T3" style:family="text">
      <style:text-properties officeooo:rsid="002f6faf"/>
    </style:style>
    <style:style style:name="T4" style:family="text">
      <style:text-properties officeooo:rsid="0033178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Stories:</text:p>
      <text:p text:style-name="P1"/>
      <text:list xml:id="list2583069766" text:style-name="L1">
        <text:list-item>
          <text:p text:style-name="P2">Player has a headquarter (building)</text:p>
        </text:list-item>
        <text:list-item>
          <text:p text:style-name="P2">Building can train troop</text:p>
        </text:list-item>
        <text:list-item>
          <text:p text:style-name="P2">Randomize map</text:p>
        </text:list-item>
        <text:list-item>
          <text:p text:style-name="P2">Units can move across the map</text:p>
        </text:list-item>
        <text:list-item>
          <text:p text:style-name="P2">Units carry "Items", consume to perform actions</text:p>
        </text:list-item>
        <text:list-item>
          <text:p text:style-name="P2">Unit<text:span text:style-name="T3">s</text:span> ha<text:span text:style-name="T3">ve</text:span> field<text:span text:style-name="T3">s</text:span> of Vision, which reveals terrain<text:span text:style-name="T3">s, bullets</text:span> and enemies<text:span text:style-name="T3"> when they come into vision range, and disappear when they are outside </text:span><text:span text:style-name="T4">(Partially)</text:span><text:span text:style-name="T3"><text:line-break/></text:span></text:p>
        </text:list-item>
        <text:list-item>
          <text:p text:style-name="P3">Unit/Building has a field of <text:span text:style-name="T3">Radio </text:span>communication. <text:span text:style-name="T4"><text:s/>(Done)</text:span></text:p>
          <text:list>
            <text:list-item>
              <text:p text:style-name="P3">A unit can only be commanded when there's a communicate path from <text:span text:style-name="T3">Commander</text:span> to other buildings/units to that unit<text:span text:style-name="T4"> (Done)</text:span></text:p>
            </text:list-item>
            <text:list-item>
              <text:p text:style-name="P6">If there's a Radio path from a unit to Commander, the Commander can see what that unit sees.<text:span text:style-name="T4"> (Done)</text:span></text:p>
              <text:p text:style-name="P6"/>
            </text:list-item>
          </text:list>
        </text:list-item>
        <text:list-item>
          <text:p text:style-name="P2">Each p<text:span text:style-name="T1">layer has the following resource:</text:span></text:p>
          <text:list>
            <text:list-item>
              <text:p text:style-name="P4">Energy: Defines how many commands they<text:span text:style-name="T4"> can</text:span> perform <text:span text:style-name="T4">per</text:span> turn. Replenish partly every turn</text:p>
            </text:list-item>
            <text:list-item>
              <text:p text:style-name="P4">Money: Hire troops, maintain troops<text:line-break/></text:p>
            </text:list-item>
          </text:list>
        </text:list-item>
        <text:list-item>
          <text:p text:style-name="P2">Each command the Player tell an Unit to perform cost energy. <text:line-break/></text:p>
        </text:list-item>
        <text:list-item>
          <text:p text:style-name="P4">Units can:</text:p>
          <text:list>
            <text:list-item>
              <text:p text:style-name="P4">Shoot at a specified target</text:p>
            </text:list-item>
            <text:list-item>
              <text:p text:style-name="P4">Shoot at a specified spot</text:p>
            </text:list-item>
            <text:list-item>
              <text:p text:style-name="P4">Move</text:p>
            </text:list-item>
            <text:list-item>
              <text:p text:style-name="P4">Build buildings</text:p>
            </text:list-item>
            <text:list-item>
              <text:p text:style-name="P4">Build traps</text:p>
            </text:list-item>
            <text:list-item>
              <text:p text:style-name="P7">Spawn units<text:line-break/></text:p>
            </text:list-item>
          </text:list>
        </text:list-item>
        <text:list-item>
          <text:p text:style-name="P4">Items can:</text:p>
          <text:list>
            <text:list-item>
              <text:p text:style-name="P4">Replenish items for other units</text:p>
            </text:list-item>
            <text:list-item>
              <text:p text:style-name="P4">Apply debuffs on units</text:p>
            </text:list-item>
            <text:list-item>
              <text:p text:style-name="P4">Apply damage over time</text:p>
            </text:list-item>
            <text:list-item>
              <text:p text:style-name="P4">Apply direct damage</text:p>
            </text:list-item>
            <text:list-item>
              <text:p text:style-name="P4">Disable/Reduce communication range</text:p>
            </text:list-item>
            <text:list-item>
              <text:p text:style-name="P8">Disable/Reduce vision</text:p>
            </text:list-item>
            <text:list-item>
              <text:p text:style-name="P9">Block vision</text:p>
            </text:list-item>
            <text:list-item>
              <text:p text:style-name="P5">Heal Infantry</text:p>
            </text:list-item>
            <text:list-item>
              <text:p text:style-name="P5"><text:span text:style-name="T2">Heal</text:span> vehicles</text:p>
            </text:list-item>
            <text:list-item>
              <text:p text:style-name="P5"><text:span text:style-name="T2">Heal</text:span> buildings</text:p>
            </text:list-item>
            <text:list-item>
              <text:p text:style-name="P7">Have effectiveness varies between unit types applied</text:p>
            </text:list-item>
            <text:list-item>
              <text:p text:style-name="P7">Create an area of effect<text:line-break/></text:p>
            </text:list-item>
          </text:list>
        </text:list-item>
        <text:list-item>
          <text:p text:style-name="P10">Obstacles:</text:p>
          <text:list>
            <text:list-item>
              <text:p text:style-name="P10">Hill, mountain: Increase range, vision, hinder vehicles movement</text:p>
            </text:list-item>
            <text:list-item>
              <text:p text:style-name="P10">Buildings</text:p>
            </text:list-item>
            <text:list-item>
              <text:p text:style-name="P10">Holes/Bunker: Redure range, vision, block direct damage</text:p>
            </text:list-item>
            <text:list-item>
              <text:p text:style-name="P10">Bushes: Hide units<text:line-break/></text:p>
            </text:list-item>
          </text:list>
        </text:list-item>
        <text:list-item>
          <text:p text:style-name="P11">Building:</text:p>
          <text:list>
            <text:list-item>
              <text:p text:style-name="P11"><text:soft-page-break/>Generate money</text:p>
            </text:list-item>
            <text:list-item>
              <text:p text:style-name="P11">Generate energy</text:p>
            </text:list-item>
            <text:list-item>
              <text:p text:style-name="P11">Provide Communication</text:p>
            </text:list-item>
          </text:list>
        </text:list-item>
        <text:list-item>
          <text:p text:style-name="P12">Items can be categorized in many ways:</text:p>
          <text:list>
            <text:list-item>
              <text:p text:style-name="P12">N-target: Apply to at most N units at a time. </text:p>
            </text:list-item>
            <text:list-item>
              <text:p text:style-name="P12">Area: Apply to units in an area</text:p>
            </text:list-item>
            <text:list-item>
              <text:p text:style-name="P12">Line: Apply to all units in a line (or N-</text:p>
            </text:list-item>
            <text:list-item>
              <text:p text:style-name="P12">Overtime: Effect can last and take effect inflicted</text:p>
            </text:list-item>
          </text:list>
        </text:list-item>
        <text:list-item>
          <text:p text:style-name="P13">A bullet can hit a target and deal damage. If it has enough penetration, it will continue to fly through and hit secondary targets with reduced penetration and damage.</text:p>
        </text:list-item>
        <text:list-item>
          <text:p text:style-name="P13">An explosive weapon can hit a target and deal damage to nearby targets in an area. Damage done is calculated based on the number of targets on a straight line from centre to target, taking account of shock-absorbsion of each target prior to it. </text:p>
        </text:list-item>
        <text:list-item>
          <text:p text:style-name="P14">Poison/Fire/Radioactive/Bleed can deal damage based on number of "stack" on an unit. Their effects grow/ameliorate over time until the unit is dead, or effect e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9:41:31.111358641</meta:creation-date>
    <dc:date>2022-03-08T15:51:41.248812994</dc:date>
    <meta:editing-duration>PT1H35M33S</meta:editing-duration>
    <meta:editing-cycles>8</meta:editing-cycles>
    <meta:generator>LibreOffice/7.2.5.2$Linux_X86_64 LibreOffice_project/20$Build-2</meta:generator>
    <meta:document-statistic meta:table-count="0" meta:image-count="0" meta:object-count="0" meta:page-count="2" meta:paragraph-count="52" meta:word-count="413" meta:character-count="2258" meta:non-whitespace-character-count="1937"/>
  </office:meta>
</office:document-meta>
</file>